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<text:span text:style-name="Strong_20_Emphasis">Portfolio Sectoral - Détail des actions</text:span></text:h>
      <text:h text:style-name="Heading_20_3" text:outline-level="3">💻 <text:span text:style-name="Strong_20_Emphasis">Technology</text:span></text:h>
      <text:list text:style-name="L1">
        <text:list-item>
          <text:p text:style-name="P2"><text:span text:style-name="Strong_20_Emphasis">AAPL</text:span> = Apple Inc. (iPhone, Mac, services) </text:p>
        </text:list-item>
        <text:list-item>
          <text:p text:style-name="P2"><text:span text:style-name="Strong_20_Emphasis">MSFT</text:span> = Microsoft Corporation (Windows, Office, Azure) </text:p>
        </text:list-item>
        <text:list-item>
          <text:p text:style-name="P2"><text:span text:style-name="Strong_20_Emphasis">GOOGL</text:span> = Alphabet Inc. (Google, YouTube, Android) </text:p>
        </text:list-item>
        <text:list-item>
          <text:p text:style-name="P1"><text:span text:style-name="Strong_20_Emphasis">NVDA</text:span> = NVIDIA Corporation (puces graphiques, IA) </text:p>
        </text:list-item>
      </text:list>
      <text:h text:style-name="Heading_20_3" text:outline-level="3">🏥 <text:span text:style-name="Strong_20_Emphasis">Healthcare</text:span></text:h>
      <text:list text:style-name="L2">
        <text:list-item>
          <text:p text:style-name="P4"><text:span text:style-name="Strong_20_Emphasis">JNJ</text:span> = Johnson &amp; Johnson (pharmaceutique, dispositifs médicaux) </text:p>
        </text:list-item>
        <text:list-item>
          <text:p text:style-name="P4"><text:span text:style-name="Strong_20_Emphasis">PFE</text:span> = Pfizer Inc. (vaccins, médicaments) </text:p>
        </text:list-item>
        <text:list-item>
          <text:p text:style-name="P4"><text:span text:style-name="Strong_20_Emphasis">UNH</text:span> = UnitedHealth Group (assurance santé) </text:p>
        </text:list-item>
        <text:list-item>
          <text:p text:style-name="P3"><text:span text:style-name="Strong_20_Emphasis">ABBV</text:span> = AbbVie Inc. (médicaments, Humira) </text:p>
        </text:list-item>
      </text:list>
      <text:h text:style-name="Heading_20_3" text:outline-level="3">🏦 <text:span text:style-name="Strong_20_Emphasis">Finance</text:span></text:h>
      <text:list text:style-name="L3">
        <text:list-item>
          <text:p text:style-name="P6"><text:span text:style-name="Strong_20_Emphasis">JPM</text:span> = JPMorgan Chase &amp; Co. (banque d'investissement) </text:p>
        </text:list-item>
        <text:list-item>
          <text:p text:style-name="P6"><text:span text:style-name="Strong_20_Emphasis">BAC</text:span> = Bank of America Corporation </text:p>
        </text:list-item>
        <text:list-item>
          <text:p text:style-name="P6"><text:span text:style-name="Strong_20_Emphasis">WFC</text:span> = Wells Fargo &amp; Company (banque commerciale) </text:p>
        </text:list-item>
        <text:list-item>
          <text:p text:style-name="P5"><text:span text:style-name="Strong_20_Emphasis">GS</text:span> = Goldman Sachs Group (banque d'affaires) </text:p>
        </text:list-item>
      </text:list>
      <text:h text:style-name="Heading_20_3" text:outline-level="3">⚡ <text:span text:style-name="Strong_20_Emphasis">Energy</text:span></text:h>
      <text:list text:style-name="L4">
        <text:list-item>
          <text:p text:style-name="P8"><text:span text:style-name="Strong_20_Emphasis">XOM</text:span> = Exxon Mobil Corporation (pétrole, gaz) </text:p>
        </text:list-item>
        <text:list-item>
          <text:p text:style-name="P8"><text:span text:style-name="Strong_20_Emphasis">CVX</text:span> = Chevron Corporation (pétrole, raffinage) </text:p>
        </text:list-item>
        <text:list-item>
          <text:p text:style-name="P8"><text:span text:style-name="Strong_20_Emphasis">COP</text:span> = ConocoPhillips (exploration pétrolière) </text:p>
        </text:list-item>
        <text:list-item>
          <text:p text:style-name="P7"><text:span text:style-name="Strong_20_Emphasis">SLB</text:span> = SLB Limited (services pétroliers, ex-Schlumberger) </text:p>
        </text:list-item>
      </text:list>
      <text:h text:style-name="Heading_20_3" text:outline-level="3">🛒 <text:span text:style-name="Strong_20_Emphasis">Consumer</text:span> (Discretionary)</text:h>
      <text:list text:style-name="L5">
        <text:list-item>
          <text:p text:style-name="P10"><text:span text:style-name="Strong_20_Emphasis">AMZN</text:span> = Amazon.com Inc. (e-commerce, AWS) </text:p>
        </text:list-item>
        <text:list-item>
          <text:p text:style-name="P10"><text:span text:style-name="Strong_20_Emphasis">TSLA</text:span> = Tesla Inc. (véhicules électriques) </text:p>
        </text:list-item>
        <text:list-item>
          <text:p text:style-name="P10"><text:span text:style-name="Strong_20_Emphasis">HD</text:span> = The Home Depot (bricolage, jardinage) </text:p>
        </text:list-item>
        <text:list-item>
          <text:p text:style-name="P9"><text:span text:style-name="Strong_20_Emphasis">MCD</text:span> = McDonald's Corporation (restauration rapide) </text:p>
        </text:list-item>
      </text:list>
      <text:p text:style-name="Text_20_body">Toutes ces actions font partie du <text:span text:style-name="Strong_20_Emphasis">S&amp;P 500</text:span> et sont des leaders dans leurs secteurs respectifs. C'est un échantillon représentatif pour l'analyse sectorielle ! 🎯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07:32:55.624787133</meta:creation-date>
    <dc:date>2025-07-05T07:33:13.444084060</dc:date>
    <meta:editing-duration>PT18S</meta:editing-duration>
    <meta:editing-cycles>1</meta:editing-cycles>
    <meta:document-statistic meta:table-count="0" meta:image-count="0" meta:object-count="0" meta:page-count="1" meta:paragraph-count="27" meta:word-count="196" meta:character-count="1222" meta:non-whitespace-character-count="1053"/>
    <meta:generator>LibreOffice/24.2.7.2$Linux_X86_64 LibreOffice_project/420$Build-2</meta:generator>
  </office:meta>
</office:document-meta>
</file>